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cc9900"/>
      <style:text-properties fo:color="#000000"/>
    </style:style>
    <style:style style:name="ce5" style:family="table-cell" style:parent-style-name="Default">
      <style:table-cell-properties fo:background-color="#cc3300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type="straight-line" draw:caption-escape-direction="auto" draw:caption-fit-line-length="tru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Wynik</text:p>
          </table:table-cell>
          <table:table-cell>
            <draw:frame table:end-cell-address="Arkusz1.D11" table:end-x="0.055cm" table:end-y="0.451cm" draw:z-index="0" draw:style-name="gr1" svg:width="2.258cm" svg:height="4.967cm" svg:x="0.055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Arkusz1.M37" table:end-x="0.19cm" table:end-y="0.164cm" draw:z-index="1" draw:style-name="gr1" draw:text-style-name="P1" svg:width="15.997cm" svg:height="8.998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2" table:number-rows-repeated="2">
          <table:table-cell table:number-columns-repeated="4"/>
          <table:table-cell table:style-name="ce6"/>
          <table:table-cell/>
        </table:table-row>
        <table:table-row table:style-name="ro2">
          <table:table-cell table:number-columns-repeated="4"/>
          <table:table-cell table:style-name="ce6"/>
          <table:table-cell/>
        </table:table-row>
      </table:table>
      <table:table table:name="z komentarzami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Wynik</text:p>
            <draw:frame table:end-cell-address="'z komentarzami'.C12" table:end-x="2.173cm" table:end-y="0.08cm" draw:z-index="1" draw:style-name="gr1" svg:width="2.258cm" svg:height="4.967cm" svg:x="2.173cm" svg:y="0.08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'z komentarzami'.N55" table:end-x="1.06cm" table:end-y="0.4cm" draw:z-index="2" draw:style-name="gr1" draw:text-style-name="P1" svg:width="28.157cm" svg:height="18.597cm" svg:x="0cm" svg:y="0.319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8"/>
          <table:table-cell>
            <office:annotation office:display="true" draw:style-name="gr2" draw:text-style-name="P2" svg:width="2.899cm" svg:height="2.571cm" svg:x="20.923cm" svg:y="12.952cm" draw:caption-point-x="-0.61cm" draw:caption-point-y="1.511cm">
              <dc:creator>ii</dc:creator>
              <dc:date>2018-11-15T00:00:00</dc:date>
              <text:p text:style-name="P2">Trzeci sprint, dokończone zadania z drugiego i zrobiony z trzeciego</text:p>
            </office:annotation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4"/>
          <table:table-cell>
            <office:annotation office:display="true" draw:style-name="gr3" draw:text-style-name="P3" svg:width="2.899cm" svg:height="2.176cm" svg:x="6.872cm" svg:y="16.405cm" draw:caption-point-x="3.541cm" draw:caption-point-y="2.176cm">
              <dc:creator>ii</dc:creator>
              <dc:date>2018-11-15T00:00:00</dc:date>
              <text:p text:style-name="P3">Pierwszy sprint, wszystkie zadania wykonane, jest przyrost</text:p>
            </office:annotation>
          </table:table-cell>
          <table:table-cell table:number-columns-repeated="4"/>
        </table:table-row>
        <table:table-row table:style-name="ro1">
          <table:table-cell table:number-columns-repeated="6"/>
          <table:table-cell>
            <office:annotation draw:style-name="gr2" draw:text-style-name="P2" svg:width="2.899cm" svg:height="2.176cm" svg:x="16.406cm" svg:y="17.016cm" draw:caption-point-x="-0.61cm" draw:caption-point-y="1.511cm">
              <dc:creator>ii</dc:creator>
              <dc:date>2018-11-15T00:00:00</dc:date>
              <text:p text:style-name="P2">Drugi sprint, nie wszystkie zadania wykonane, nie ma przyrostu</text:p>
            </office:annotation>
          </table:table-cell>
          <table:table-cell table:number-columns-repeated="2"/>
        </table:table-row>
        <table:table-row table:style-name="ro1">
          <table:table-cell table:number-columns-repeated="6"/>
          <table:table-cell>
            <office:annotation office:display="true" draw:style-name="gr2" draw:text-style-name="P2" svg:width="2.899cm" svg:height="2.176cm" svg:x="16.406cm" svg:y="17.468cm" draw:caption-point-x="-0.61cm" draw:caption-point-y="1.511cm">
              <dc:creator>ii</dc:creator>
              <dc:date>2018-11-15T00:00:00</dc:date>
              <text:p text:style-name="P2">Drugi sprint, nie wszystkie zadania wykonane , nie ma przyrostu</text:p>
            </office:annotation>
          </table:table-cell>
          <table:table-cell table:number-columns-repeated="2"/>
        </table:table-row>
      </table:table>
      <table:table table:name="przerobiony" table:style-name="ta1" table:print="false">
        <table:table-column table:style-name="co1" table:default-cell-style-name="Default"/>
        <table:table-row table:style-name="ro1" table:number-rows-repeated="12">
          <table:table-cell/>
        </table:table-row>
        <table:table-row table:style-name="ro1">
          <table:table-cell>
            <draw:frame table:end-cell-address="przerobiony.H32" table:end-x="0.191cm" table:end-y="0.417cm" draw:z-index="0" draw:style-name="gr1" draw:text-style-name="P1" svg:width="15.997cm" svg:height="8.998cm" svg:x="0cm" svg:y="0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26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5T01:26:20.98</dc:date>
    <dc:creator>i i</dc:creator>
    <meta:editing-duration>PT1H6M16S</meta:editing-duration>
    <meta:editing-cycles>10</meta:editing-cycles>
    <meta:document-statistic meta:table-count="3" meta:cell-count="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oker</text:p>
          </table:table-cell>
        </table:table-row>
        <table:table-row table:style-name="ro1">
          <table:table-cell/>
          <table:table-cell table:style-name="ce1" office:value-type="float" office:value="1122">
            <text:p>11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3335">
            <text:p>3335</text:p>
          </table:table-cell>
        </table:table-row>
        <table:table-row table:style-name="ro1">
          <table:table-cell/>
          <table:table-cell office:value-type="float" office:value="55813">
            <text:p>55813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26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oker</text:p>
          </table:table-cell>
        </table:table-row>
        <table:table-row table:style-name="ro1">
          <table:table-cell/>
          <table:table-cell table:style-name="ce1" office:value-type="float" office:value="1122">
            <text:p>11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3335">
            <text:p>3335</text:p>
          </table:table-cell>
        </table:table-row>
        <table:table-row table:style-name="ro1">
          <table:table-cell/>
          <table:table-cell office:value-type="float" office:value="55813">
            <text:p>55813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26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302cm" svg:y="0.315cm" chart:style-name="ch2">
          <text:p>Wykres Burn Up</text:p>
        </chart:title>
        <chart:legend chart:legend-position="bottom" svg:x="6.018cm" svg:y="8.19cm" style:legend-expansion="wide" chart:style-name="ch3"/>
        <chart:plot-area chart:style-name="ch4" chart:data-source-has-labels="both" svg:x="1.263cm" svg:y="2.226cm" svg:width="14.001cm" svg:height="5.37cm">
          <chartooo:coordinate-region svg:x="1.884cm" svg:y="2.438cm" svg:width="13.38cm" svg:height="4.485cm"/>
          <chart:axis chart:dimension="x" chart:name="primary-x" chart:style-name="ch5" chartooo:axis-type="text">
            <chart:title svg:x="7.253cm" svg:y="7.776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357cm" svg:y="5.524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302cm" svg:y="0.315cm" chart:style-name="ch2">
          <text:p>Wykres Burn Up</text:p>
        </chart:title>
        <chart:legend chart:legend-position="bottom" svg:x="6.018cm" svg:y="8.19cm" style:legend-expansion="wide" chart:style-name="ch3"/>
        <chart:plot-area chart:style-name="ch4" chart:data-source-has-labels="both" svg:x="1.263cm" svg:y="2.226cm" svg:width="14.001cm" svg:height="5.37cm">
          <chartooo:coordinate-region svg:x="1.884cm" svg:y="2.438cm" svg:width="13.38cm" svg:height="4.485cm"/>
          <chart:axis chart:dimension="x" chart:name="primary-x" chart:style-name="ch5" chartooo:axis-type="text">
            <chart:title svg:x="7.253cm" svg:y="7.776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357cm" svg:y="5.524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22.8812351226807pt" style:font-size-asian="22.8812351226807pt" style:font-size-complex="22.881235122680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7.6009502410889pt" style:font-size-asian="17.6009502410889pt" style:font-size-complex="17.6009502410889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7.6009502410889pt" style:font-size-asian="17.6009502410889pt" style:font-size-complex="17.6009502410889pt"/>
    </style:style>
    <style:style style:name="ch6" style:family="chart">
      <style:chart-properties chart:auto-position="true" chart:scale-text="true" style:rotation-angle="0"/>
      <style:text-properties fo:font-size="15.8408546447754pt" style:font-size-asian="15.8408546447754pt" style:font-size-complex="15.8408546447754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7.6009502410889pt" style:font-size-asian="17.6009502410889pt" style:font-size-complex="17.6009502410889pt"/>
    </style:style>
    <style:style style:name="ch8" style:family="chart">
      <style:chart-properties chart:auto-position="true" chart:scale-text="true" style:rotation-angle="90"/>
      <style:text-properties fo:font-size="15.8408546447754pt" style:font-size-asian="15.8408546447754pt" style:font-size-complex="15.8408546447754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7.6009502410889pt" style:font-size-asian="17.6009502410889pt" style:font-size-complex="17.6009502410889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7.6009502410889pt" style:font-size-asian="17.6009502410889pt" style:font-size-complex="17.600950241088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58cm" svg:height="18.598cm" xlink:href="." xlink:type="simple" chart:class="chart:line" chart:style-name="ch1">
        <chart:title svg:x="10.957cm" svg:y="0.506cm" chart:style-name="ch2">
          <text:p>Wykres Burn Up</text:p>
        </chart:title>
        <chart:legend chart:legend-position="bottom" svg:x="11.277cm" svg:y="17.476cm" style:legend-expansion="wide" chart:style-name="ch3"/>
        <chart:plot-area chart:style-name="ch4" chart:data-source-has-labels="both" svg:x="2.377cm" svg:y="4.693cm" svg:width="24.489cm" svg:height="10.552cm">
          <chartooo:coordinate-region svg:x="3.316cm" svg:y="5.038cm" svg:width="23.55cm" svg:height="9.269cm"/>
          <chart:axis chart:dimension="x" chart:name="primary-x" chart:style-name="ch5" chartooo:axis-type="text">
            <chart:title svg:x="12.906cm" svg:y="15.617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843cm" svg:y="11.049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